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a387" officeooo:paragraph-rsid="0013a387"/>
    </style:style>
    <style:style style:name="P2" style:family="paragraph" style:parent-style-name="Standard">
      <style:text-properties officeooo:rsid="0013a387" officeooo:paragraph-rsid="0014d80d"/>
    </style:style>
    <style:style style:name="P3" style:family="paragraph" style:parent-style-name="Standard">
      <style:text-properties officeooo:rsid="0013a387" officeooo:paragraph-rsid="0016cce5"/>
    </style:style>
    <style:style style:name="T1" style:family="text">
      <style:text-properties officeooo:rsid="0014d80d"/>
    </style:style>
    <style:style style:name="T2" style:family="text">
      <style:text-properties officeooo:rsid="0015b0b2"/>
    </style:style>
    <style:style style:name="T3" style:family="text">
      <style:text-properties officeooo:rsid="0016cc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s<text:line-break/><text:line-break/><text:span text:style-name="T1">1 </text:span>Ik wil een Toren, zodat ik mijn basis kan verdedigen(<text:span text:style-name="T2">L</text:span>)<text:line-break/></text:p>
      <text:p text:style-name="P1"><text:span text:style-name="T1">1 </text:span>Ik wil een enemies , zodat ik aangevallen kan worden(S)<text:line-break/></text:p>
      <text:p text:style-name="P3"><text:span text:style-name="T1">1 </text:span>Ik wil een looppad , zodat de enemies naar me toe kunnen(XS)<text:line-break/><text:line-break/><text:span text:style-name="T2">1/2</text:span> ik wil projectielen, zodat mijn enemies dood kunnen(L)<text:line-break/><text:line-break/><text:span text:style-name="T2">2 </text:span>Ik wil een upgrades , zodat ik moeilijkere uitdaging aankan(<text:span text:style-name="T2">L</text:span>)<text:line-break/><text:line-break/><text:span text:style-name="T2">2 </text:span>ik wil Gameover, zodat ik verslagen kan worden(XS)<text:line-break/><text:line-break/><text:span text:style-name="T1">2/3 </text:span>Ik wil een noteboard, zodat ik extra geld kan verdienen(XL)</text:p>
      <text:p text:style-name="P3"><text:s/></text:p>
      <text:p text:style-name="P1"><text:span text:style-name="T2">3 </text:span>Ik wil een main menu , zodat ik kan navigeren(S)</text:p>
      <text:p text:style-name="P1"><text:line-break/><text:line-break/><text:span text:style-name="T2">3 </text:span>Ik wil skills, zodat ik mijn enemies beter kan verslaan(S)</text:p>
      <text:p text:style-name="P1"><text:line-break/><text:span text:style-name="T2">3 </text:span>ik wil een pauzescherm, zodat ik pauze kan nemen(M)<text:line-break/><text:line-break/><text:span text:style-name="T2">3 </text:span>ik wil levels, zodat ik verder in het spel kan komen(meer muziek)(L)<text:line-break/><text:line-break/><text:span text:style-name="T2">3 </text:span>ik wil waves binnen de levels, zodat ik een uitdaging heb(M)<text:line-break/><text:line-break/><text:span text:style-name="T3">3-</text:span>XS 1<text:span text:style-name="T3">x</text:span> <text:tab/> (3)</text:p>
      <text:p text:style-name="P1"><text:span text:style-name="T3">5-</text:span>S 4<text:span text:style-name="T3">x<text:tab/><text:tab/></text:span> (20)<text:line-break/><text:span text:style-name="T3">8-</text:span>M 5<text:span text:style-name="T3">x</text:span> <text:tab/> (40)<text:line-break/><text:span text:style-name="T3">13-</text:span>L 2<text:span text:style-name="T3">x<text:tab/></text:span> (26)<text:line-break/><text:span text:style-name="T3">21-</text:span>XL 1<text:span text:style-name="T3">x<text:tab/> </text:span>(21)</text:p>
      <text:p text:style-name="P2">Totaal: 11<text:span text:style-name="T2">2</text:span><text:line-break/><text:line-break/>~2<text:span text:style-name="T2">8</text:span> punten per week<text:line-break/><text:span text:style-name="T3">(Alles is inclusief code en art, volledig AF!)</text:span><text:line-break/></text:p>
      <text:p text:style-name="P2"><text:span text:style-name="T1">week 1: 27 p<text:line-break/>Week 2: ~26 <text:line-break/>Week 3: 33 p<text:line-break/>Week 4: Afmaken/Polishen<text:line-break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5:55:27.279000000</meta:creation-date>
    <dc:date>2015-11-09T19:20:00.268000000</dc:date>
    <meta:editing-duration>PT23M59S</meta:editing-duration>
    <meta:editing-cycles>2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10" meta:word-count="177" meta:character-count="956" meta:non-whitespace-character-count="761"/>
  </office:meta>
</office:document-meta>
</file>